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Bitstream Vera Sans1" svg:font-family="'Bitstream Vera Sans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paragraph-rsid="001b98ee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370f32" style:font-size-asian="13pt" style:font-size-complex="13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style:font-size-asian="12pt" style:font-size-complex="12pt"/>
    </style:style>
    <style:style style:name="P8" style:family="paragraph" style:parent-style-name="Standard">
      <style:text-properties fo:font-size="12pt" style:text-underline-style="none" officeooo:rsid="0014e860" officeooo:paragraph-rsid="0014e860" style:font-size-asian="12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paragraph-rsid="0010b481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ize="12pt" officeooo:paragraph-rsid="002ba118" style:font-size-asian="12pt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ize="12pt" officeooo:paragraph-rsid="002eb704" style:font-size-asian="12pt" style:font-size-complex="12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ize="12pt" officeooo:rsid="0071b136" officeooo:paragraph-rsid="0071b136" style:font-size-asian="12pt" style:font-size-complex="12pt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ize="12pt" officeooo:rsid="0071b136" officeooo:paragraph-rsid="00730640" style:font-size-asian="12pt" style:font-size-complex="12pt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font-size="12pt" officeooo:rsid="0089c2ee" officeooo:paragraph-rsid="0089c2ee" style:font-size-asian="12pt" style:font-size-complex="12pt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ize="12pt" style:text-underline-style="none" officeooo:rsid="004fca83" officeooo:paragraph-rsid="004fca83" style:font-size-asian="12pt" style:font-size-complex="12pt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size="12pt" fo:font-weight="normal" officeooo:paragraph-rsid="0073064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71b136" officeooo:paragraph-rsid="0071b136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paragraph-rsid="00773a5f"/>
    </style:style>
    <style:style style:name="P23" style:family="paragraph" style:parent-style-name="Standard" style:list-style-name="L1">
      <style:text-properties officeooo:paragraph-rsid="00622a58"/>
    </style:style>
    <style:style style:name="P24" style:family="paragraph" style:parent-style-name="Standard" style:list-style-name="L1">
      <style:text-properties officeooo:paragraph-rsid="005816db"/>
    </style:style>
    <style:style style:name="P25" style:family="paragraph" style:parent-style-name="Standard" style:list-style-name="L1">
      <style:text-properties officeooo:paragraph-rsid="0014e860"/>
    </style:style>
    <style:style style:name="P26" style:family="paragraph" style:parent-style-name="Standard" style:list-style-name="L1">
      <style:text-properties officeooo:paragraph-rsid="009d5cb8"/>
    </style:style>
    <style:style style:name="P27" style:family="paragraph" style:parent-style-name="Standard" style:list-style-name="L1">
      <style:text-properties officeooo:paragraph-rsid="00a4dee4"/>
    </style:style>
    <style:style style:name="P28" style:family="paragraph" style:parent-style-name="Standard" style:list-style-name="L1">
      <style:text-properties officeooo:paragraph-rsid="0016922a"/>
    </style:style>
    <style:style style:name="P29" style:family="paragraph" style:parent-style-name="Standard" style:list-style-name="L1">
      <style:text-properties fo:font-size="12pt" style:text-underline-style="solid" style:text-underline-width="auto" style:text-underline-color="font-color" officeooo:rsid="0010b481" officeooo:paragraph-rsid="0014e860" style:font-size-asian="12pt" style:font-size-complex="12pt"/>
    </style:style>
    <style:style style:name="P30" style:family="paragraph" style:parent-style-name="Standard" style:list-style-name="L1">
      <style:text-properties fo:font-size="12pt" style:text-underline-style="solid" style:text-underline-width="auto" style:text-underline-color="font-color" officeooo:rsid="00242581" officeooo:paragraph-rsid="00242581" style:font-size-asian="12pt" style:font-size-complex="12pt"/>
    </style:style>
    <style:style style:name="P31" style:family="paragraph" style:parent-style-name="Standard" style:list-style-name="L2">
      <style:text-properties fo:font-size="12pt" style:text-underline-style="solid" style:text-underline-width="auto" style:text-underline-color="font-color" officeooo:rsid="000f53a0" officeooo:paragraph-rsid="000f53a0" style:font-size-asian="12pt" style:font-size-complex="12pt"/>
    </style:style>
    <style:style style:name="P32" style:family="paragraph" style:parent-style-name="Standard" style:list-style-name="L3">
      <style:text-properties fo:font-size="12pt" style:text-underline-style="solid" style:text-underline-width="auto" style:text-underline-color="font-color" style:font-size-asian="12pt" style:font-size-complex="12pt"/>
    </style:style>
    <style:style style:name="P33" style:family="paragraph" style:parent-style-name="Standard" style:list-style-name="L3">
      <style:text-properties fo:font-size="12pt" style:text-underline-style="solid" style:text-underline-width="auto" style:text-underline-color="font-color" officeooo:paragraph-rsid="00631237" style:font-size-asian="12pt" style:font-size-complex="12pt"/>
    </style:style>
    <style:style style:name="P34" style:family="paragraph" style:parent-style-name="Standard" style:list-style-name="L3">
      <style:text-properties fo:font-size="12pt" style:text-underline-style="solid" style:text-underline-width="auto" style:text-underline-color="font-color" officeooo:paragraph-rsid="0067d499" style:font-size-asian="12pt" style:font-size-complex="12pt"/>
    </style:style>
    <style:style style:name="P35" style:family="paragraph" style:parent-style-name="Standard" style:list-style-name="L4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text-properties fo:font-size="12pt" style:text-underline-style="none" officeooo:rsid="009b4f81" officeooo:paragraph-rsid="009b4f81" style:font-size-asian="12pt" style:font-size-complex="12pt"/>
    </style:style>
    <style:style style:name="P38" style:family="paragraph" style:parent-style-name="Standard" style:list-style-name="L2">
      <style:text-properties fo:font-size="12pt" style:text-underline-style="none" officeooo:rsid="000f53a0" officeooo:paragraph-rsid="009b4f81" style:font-size-asian="12pt" style:font-size-complex="12pt"/>
    </style:style>
    <style:style style:name="P39" style:family="paragraph" style:parent-style-name="Standard" style:list-style-name="L2">
      <style:text-properties fo:font-size="12pt" style:text-underline-style="none" officeooo:rsid="000f53a0" officeooo:paragraph-rsid="000f53a0" style:font-size-asian="12pt" style:font-size-complex="12pt"/>
    </style:style>
    <style:style style:name="P40" style:family="paragraph" style:parent-style-name="Standard" style:list-style-name="L3">
      <style:text-properties fo:font-size="12pt" style:text-underline-style="none" officeooo:rsid="0046e6b5" officeooo:paragraph-rsid="00853693" style:font-size-asian="12pt" style:font-size-complex="12pt"/>
    </style:style>
    <style:style style:name="P41" style:family="paragraph" style:parent-style-name="Standard" style:list-style-name="L2">
      <style:text-properties fo:font-size="13pt" style:text-underline-style="solid" style:text-underline-width="auto" style:text-underline-color="font-color" officeooo:rsid="000f53a0" officeooo:paragraph-rsid="000f53a0" style:font-size-asian="13pt" style:font-size-complex="13pt"/>
    </style:style>
    <style:style style:name="P42" style:family="paragraph" style:parent-style-name="Standard" style:list-style-name="L3"/>
    <style:style style:name="P43" style:family="paragraph" style:parent-style-name="Standard" style:list-style-name="L3">
      <style:text-properties officeooo:paragraph-rsid="00853693"/>
    </style:style>
    <style:style style:name="P44" style:family="paragraph" style:parent-style-name="Standard" style:list-style-name="L4">
      <style:text-properties officeooo:paragraph-rsid="00715962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22cc30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288e65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4008d5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officeooo:rsid="000f53a0"/>
    </style:style>
    <style:style style:name="T7" style:family="text">
      <style:text-properties officeooo:rsid="0010b481"/>
    </style:style>
    <style:style style:name="T8" style:family="text">
      <style:text-properties officeooo:rsid="0014e860"/>
    </style:style>
    <style:style style:name="T9" style:family="text">
      <style:text-properties officeooo:rsid="0016922a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2pt" style:text-underline-style="none" officeooo:rsid="0010b481" style:font-size-asian="12pt" style:font-size-complex="12pt"/>
    </style:style>
    <style:style style:name="T13" style:family="text">
      <style:text-properties fo:font-size="12pt" style:text-underline-style="none" officeooo:rsid="00301df3" style:font-size-asian="12pt" style:font-size-complex="12pt"/>
    </style:style>
    <style:style style:name="T14" style:family="text">
      <style:text-properties fo:font-size="12pt" style:text-underline-style="none" officeooo:rsid="005c41dc" style:font-size-asian="12pt" style:font-size-complex="12pt"/>
    </style:style>
    <style:style style:name="T15" style:family="text">
      <style:text-properties fo:font-size="12pt" style:text-underline-style="none" officeooo:rsid="0033ce8a" style:font-size-asian="12pt" style:font-size-complex="12pt"/>
    </style:style>
    <style:style style:name="T16" style:family="text">
      <style:text-properties fo:font-size="12pt" style:text-underline-style="none" officeooo:rsid="002ba118" style:font-size-asian="12pt" style:font-size-complex="12pt"/>
    </style:style>
    <style:style style:name="T17" style:family="text">
      <style:text-properties fo:font-size="12pt" style:text-underline-style="none" officeooo:rsid="00622a58" style:font-size-asian="12pt" style:font-size-complex="12pt"/>
    </style:style>
    <style:style style:name="T18" style:family="text">
      <style:text-properties fo:font-size="12pt" style:text-underline-style="none" officeooo:rsid="005c6d39" style:font-size-asian="12pt" style:font-size-complex="12pt"/>
    </style:style>
    <style:style style:name="T19" style:family="text">
      <style:text-properties fo:font-size="12pt" style:text-underline-style="none" officeooo:rsid="0019cc05" style:font-size-asian="12pt" style:font-size-complex="12pt"/>
    </style:style>
    <style:style style:name="T20" style:family="text">
      <style:text-properties fo:font-size="12pt" style:text-underline-style="none" officeooo:rsid="00631237" style:font-size-asian="12pt" style:font-size-complex="12pt"/>
    </style:style>
    <style:style style:name="T21" style:family="text">
      <style:text-properties fo:font-size="12pt" style:text-underline-style="none" officeooo:rsid="004441a9" style:font-size-asian="12pt" style:font-size-complex="12pt"/>
    </style:style>
    <style:style style:name="T22" style:family="text">
      <style:text-properties fo:font-size="12pt" style:text-underline-style="none" officeooo:rsid="00647613" style:font-size-asian="12pt" style:font-size-complex="12pt"/>
    </style:style>
    <style:style style:name="T23" style:family="text">
      <style:text-properties fo:font-size="12pt" style:text-underline-style="none" officeooo:rsid="006ae045" style:font-size-asian="12pt" style:font-size-complex="12pt"/>
    </style:style>
    <style:style style:name="T24" style:family="text">
      <style:text-properties fo:font-size="12pt" style:text-underline-style="none" officeooo:rsid="006d326c" style:font-size-asian="12pt" style:font-size-complex="12pt"/>
    </style:style>
    <style:style style:name="T25" style:family="text">
      <style:text-properties fo:font-size="12pt" style:text-underline-style="none" officeooo:rsid="006e55dd" style:font-size-asian="12pt" style:font-size-complex="12pt"/>
    </style:style>
    <style:style style:name="T26" style:family="text">
      <style:text-properties fo:font-size="12pt" style:text-underline-style="none" officeooo:rsid="00715962" style:font-size-asian="12pt" style:font-size-complex="12pt"/>
    </style:style>
    <style:style style:name="T27" style:family="text">
      <style:text-properties fo:font-size="12pt" style:text-underline-style="none" officeooo:rsid="00730640" style:font-size-asian="12pt" style:font-size-complex="12pt"/>
    </style:style>
    <style:style style:name="T28" style:family="text">
      <style:text-properties fo:font-size="12pt" style:text-underline-style="none" officeooo:rsid="00758e31" style:font-size-asian="12pt" style:font-size-complex="12pt"/>
    </style:style>
    <style:style style:name="T29" style:family="text">
      <style:text-properties fo:font-size="12pt" style:text-underline-style="none" officeooo:rsid="00797921" style:font-size-asian="12pt" style:font-size-complex="12pt"/>
    </style:style>
    <style:style style:name="T30" style:family="text">
      <style:text-properties fo:font-size="12pt" style:text-underline-style="none" officeooo:rsid="007b709a" style:font-size-asian="12pt" style:font-size-complex="12pt"/>
    </style:style>
    <style:style style:name="T31" style:family="text">
      <style:text-properties fo:font-size="12pt" style:text-underline-style="none" officeooo:rsid="007f939e" style:font-size-asian="12pt" style:font-size-complex="12pt"/>
    </style:style>
    <style:style style:name="T32" style:family="text">
      <style:text-properties fo:font-size="12pt" style:text-underline-style="none" officeooo:rsid="0081e1a6" style:font-size-asian="12pt" style:font-size-complex="12pt"/>
    </style:style>
    <style:style style:name="T33" style:family="text">
      <style:text-properties fo:font-size="12pt" style:text-underline-style="none" officeooo:rsid="008324e8" style:font-size-asian="12pt" style:font-size-complex="12pt"/>
    </style:style>
    <style:style style:name="T34" style:family="text">
      <style:text-properties fo:font-size="12pt" style:text-underline-style="none" officeooo:rsid="00853693" style:font-size-asian="12pt" style:font-size-complex="12pt"/>
    </style:style>
    <style:style style:name="T35" style:family="text">
      <style:text-properties fo:font-size="12pt" style:text-underline-style="none" officeooo:rsid="0088a024" style:font-size-asian="12pt" style:font-size-complex="12pt"/>
    </style:style>
    <style:style style:name="T36" style:family="text">
      <style:text-properties fo:font-size="12pt" style:text-underline-style="none" officeooo:rsid="002eb704" style:font-size-asian="12pt" style:font-size-complex="12pt"/>
    </style:style>
    <style:style style:name="T37" style:family="text">
      <style:text-properties fo:font-size="12pt" style:text-underline-style="none" officeooo:rsid="008b655f" style:font-size-asian="12pt" style:font-size-complex="12pt"/>
    </style:style>
    <style:style style:name="T38" style:family="text">
      <style:text-properties fo:font-size="12pt" style:text-underline-style="none" officeooo:rsid="008e8eb1" style:font-size-asian="12pt" style:font-size-complex="12pt"/>
    </style:style>
    <style:style style:name="T39" style:family="text">
      <style:text-properties fo:font-size="12pt" style:text-underline-style="none" officeooo:rsid="00905285" style:font-size-asian="12pt" style:font-size-complex="12pt"/>
    </style:style>
    <style:style style:name="T40" style:family="text">
      <style:text-properties fo:font-size="12pt" style:text-underline-style="none" officeooo:rsid="0095995a" style:font-size-asian="12pt" style:font-size-complex="12pt"/>
    </style:style>
    <style:style style:name="T41" style:family="text">
      <style:text-properties fo:font-size="12pt" style:text-underline-style="none" officeooo:rsid="00961c90" style:font-size-asian="12pt" style:font-size-complex="12pt"/>
    </style:style>
    <style:style style:name="T42" style:family="text">
      <style:text-properties fo:font-size="12pt" style:text-underline-style="none" officeooo:rsid="00977d89" style:font-size-asian="12pt" style:font-size-complex="12pt"/>
    </style:style>
    <style:style style:name="T43" style:family="text">
      <style:text-properties fo:font-size="12pt" style:text-underline-style="none" officeooo:rsid="0098daea" style:font-size-asian="12pt" style:font-size-complex="12pt"/>
    </style:style>
    <style:style style:name="T44" style:family="text">
      <style:text-properties fo:font-size="12pt" style:text-underline-style="none" officeooo:rsid="0099cad7" style:font-size-asian="12pt" style:font-size-complex="12pt"/>
    </style:style>
    <style:style style:name="T45" style:family="text">
      <style:text-properties fo:font-size="12pt" style:text-underline-style="none" officeooo:rsid="009d5cb8" style:font-size-asian="12pt" style:font-size-complex="12pt"/>
    </style:style>
    <style:style style:name="T46" style:family="text">
      <style:text-properties fo:font-size="12pt" style:text-underline-style="none" officeooo:rsid="009dbb5f" style:font-size-asian="12pt" style:font-size-complex="12pt"/>
    </style:style>
    <style:style style:name="T47" style:family="text">
      <style:text-properties fo:font-size="12pt" style:text-underline-style="none" officeooo:rsid="009f2905" style:font-size-asian="12pt" style:font-size-complex="12pt"/>
    </style:style>
    <style:style style:name="T48" style:family="text">
      <style:text-properties fo:font-size="12pt" style:text-underline-style="none" officeooo:rsid="00a0fb60" style:font-size-asian="12pt" style:font-size-complex="12pt"/>
    </style:style>
    <style:style style:name="T49" style:family="text">
      <style:text-properties fo:font-size="12pt" style:text-underline-style="none" officeooo:rsid="00a2f03c" style:font-size-asian="12pt" style:font-size-complex="12pt"/>
    </style:style>
    <style:style style:name="T50" style:family="text">
      <style:text-properties fo:font-size="12pt" style:text-underline-style="none" officeooo:rsid="00a4dee4" style:font-size-asian="12pt" style:font-size-complex="12pt"/>
    </style:style>
    <style:style style:name="T51" style:family="text">
      <style:text-properties fo:font-size="12pt" style:text-underline-style="none" fo:font-weight="normal" officeooo:rsid="00715962" style:font-size-asian="12pt" style:font-weight-asian="normal" style:font-size-complex="12pt" style:font-weight-complex="normal"/>
    </style:style>
    <style:style style:name="T52" style:family="text">
      <style:text-properties fo:font-size="12pt" style:text-underline-style="none" fo:font-weight="normal" officeooo:rsid="0071b136" style:font-size-asian="12pt" style:font-weight-asian="normal" style:font-size-complex="12pt" style:font-weight-complex="normal"/>
    </style:style>
    <style:style style:name="T53" style:family="text">
      <style:text-properties fo:font-size="12pt" style:text-underline-style="none" fo:font-weight="normal" officeooo:rsid="00731c30" style:font-size-asian="12pt" style:font-weight-asian="normal" style:font-size-complex="12pt" style:font-weight-complex="normal"/>
    </style:style>
    <style:style style:name="T54" style:family="text">
      <style:text-properties fo:font-size="12pt" style:text-underline-style="solid" style:text-underline-width="auto" style:text-underline-color="font-color" officeooo:rsid="00301df3" style:font-size-asian="12pt" style:font-size-complex="12pt"/>
    </style:style>
    <style:style style:name="T55" style:family="text">
      <style:text-properties fo:font-size="12pt" style:text-underline-style="solid" style:text-underline-width="auto" style:text-underline-color="font-color" officeooo:rsid="0010b481" style:font-size-asian="12pt" style:font-size-complex="12pt"/>
    </style:style>
    <style:style style:name="T56" style:family="text">
      <style:text-properties fo:font-size="12pt" style:text-underline-style="solid" style:text-underline-width="auto" style:text-underline-color="font-color" officeooo:rsid="005c6d39" style:font-size-asian="12pt" style:font-size-complex="12pt"/>
    </style:style>
    <style:style style:name="T57" style:family="text">
      <style:text-properties fo:font-size="12pt" style:text-underline-style="solid" style:text-underline-width="auto" style:text-underline-color="font-color" officeooo:rsid="005fa7bb" style:font-size-asian="12pt" style:font-size-complex="12pt"/>
    </style:style>
    <style:style style:name="T58" style:family="text">
      <style:text-properties fo:font-size="12pt" style:text-underline-style="solid" style:text-underline-width="auto" style:text-underline-color="font-color" officeooo:rsid="00242581" style:font-size-asian="12pt" style:font-size-complex="12pt"/>
    </style:style>
    <style:style style:name="T59" style:family="text">
      <style:text-properties fo:font-size="12pt" style:text-underline-style="solid" style:text-underline-width="auto" style:text-underline-color="font-color" officeooo:rsid="00622a58" style:font-size-asian="12pt" style:font-size-complex="12pt"/>
    </style:style>
    <style:style style:name="T60" style:family="text">
      <style:text-properties fo:font-size="12pt" style:text-underline-style="solid" style:text-underline-width="auto" style:text-underline-color="font-color" officeooo:rsid="004441a9" style:font-size-asian="12pt" style:font-size-complex="12pt"/>
    </style:style>
    <style:style style:name="T61" style:family="text">
      <style:text-properties fo:font-size="12pt" fo:font-weight="normal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1cee21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71b136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730640" style:font-size-asian="12pt" style:font-weight-asian="normal" style:font-size-complex="12pt" style:font-weight-complex="normal"/>
    </style:style>
    <style:style style:name="T65" style:family="text">
      <style:text-properties officeooo:rsid="002ba118"/>
    </style:style>
    <style:style style:name="T66" style:family="text">
      <style:text-properties officeooo:rsid="002eb704"/>
    </style:style>
    <style:style style:name="T67" style:family="text">
      <style:text-properties officeooo:rsid="00364b62"/>
    </style:style>
    <style:style style:name="T68" style:family="text">
      <style:text-properties officeooo:rsid="00370f32"/>
    </style:style>
    <style:style style:name="T69" style:family="text">
      <style:text-properties officeooo:rsid="0039086e"/>
    </style:style>
    <style:style style:name="T70" style:family="text">
      <style:text-properties officeooo:rsid="00467fe3"/>
    </style:style>
    <style:style style:name="T71" style:family="text">
      <style:text-properties officeooo:rsid="00495661"/>
    </style:style>
    <style:style style:name="T72" style:family="text">
      <style:text-properties officeooo:rsid="005fa7bb"/>
    </style:style>
    <style:style style:name="T73" style:family="text">
      <style:text-properties officeooo:rsid="0065a7d2"/>
    </style:style>
    <style:style style:name="T74" style:family="text">
      <style:text-properties officeooo:rsid="00730640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2ba118" style:font-weight-asian="normal" style:font-weight-complex="normal"/>
    </style:style>
    <style:style style:name="T77" style:family="text">
      <style:text-properties officeooo:rsid="00731c30"/>
    </style:style>
    <style:style style:name="T78" style:family="text">
      <style:text-properties officeooo:rsid="00788734"/>
    </style:style>
    <style:style style:name="T79" style:family="text">
      <style:text-properties officeooo:rsid="00797921"/>
    </style:style>
    <style:style style:name="T80" style:family="text">
      <style:text-properties officeooo:rsid="007b4abe"/>
    </style:style>
    <style:style style:name="T81" style:family="text">
      <style:text-properties officeooo:rsid="007bddff"/>
    </style:style>
    <style:style style:name="T82" style:family="text">
      <style:text-properties officeooo:rsid="00809331"/>
    </style:style>
    <style:style style:name="T83" style:family="text">
      <style:text-properties officeooo:rsid="00853693"/>
    </style:style>
    <style:style style:name="T84" style:family="text">
      <style:text-properties officeooo:rsid="009dbb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ric Holzbach</text:p>
      <text:p text:style-name="P4"><text:span text:style-name="T1">ericholzbach </text:span><text:span text:style-name="T4">at</text:span><text:span text:style-name="T1"> </text:span><text:span text:style-name="T2">pm</text:span><text:span text:style-name="T1"> </text:span><text:span text:style-name="T3">dot</text:span><text:span text:style-name="T1"> </text:span><text:span text:style-name="T2">me</text:span><text:span text:style-name="T1"> | 213-587-0885 | </text:span><text:a xlink:type="simple" xlink:href="http://www.ericholzbach.net/" text:style-name="Internet_20_link" text:visited-style-name="Visited_20_Internet_20_Link"><text:span text:style-name="T5">www.ericholzbach.net</text:span></text:a><text:span text:style-name="T1"> </text:span></text:p>
      <text:p text:style-name="P5"/>
      <text:p text:style-name="P3">Focus on <text:span text:style-name="T67">security &amp; risk management, infrastructure architecture, development &amp; automation, GNU/</text:span>Linux <text:span text:style-name="T8">&amp;</text:span> FreeBSD system<text:span text:style-name="T8">s</text:span> administration <text:span text:style-name="T68">and network engineering.</text:span></text:p>
      <text:p text:style-name="P2">Relentless problem solver. <text:span text:style-name="T69">R</text:span>equires continuous learning.</text:p>
      <text:p text:style-name="P1"/>
      <text:list xml:id="list810928019" text:style-name="L1">
        <text:list-item>
          <text:p text:style-name="P23"><text:span text:style-name="T54">Senior Manager,</text:span><text:span text:style-name="T56"> Engineering – Gigamon </text:span><text:span text:style-name="T59">Threat</text:span><text:span text:style-name="T56">I</text:span><text:span text:style-name="T59">NSIGHT</text:span><text:span text:style-name="T56"> July 2018 - Current<text:line-break/></text:span><text:a xlink:type="simple" xlink:href="http://www.gigamon.com/" text:style-name="Internet_20_link" text:visited-style-name="Visited_20_Internet_20_Link"><text:span text:style-name="T56">www.gigamon.com</text:span></text:a><text:span text:style-name="T56"><text:line-break/><text:line-break/></text:span><text:span text:style-name="T17">Gigamon</text:span><text:span text:style-name="T18"> </text:span><text:span text:style-name="T19">acquired</text:span><text:span text:style-name="T18"> </text:span><text:span text:style-name="T17">ICEBRG</text:span><text:span text:style-name="T18"> </text:span><text:span text:style-name="T17">July</text:span><text:span text:style-name="T18">, </text:span><text:span text:style-name="T17">2018</text:span></text:p>
          <text:p text:style-name="P29"/>
          <text:p text:style-name="P24"><text:span text:style-name="T13">Manager of </text:span><text:span text:style-name="T17">infrastructure</text:span><text:span text:style-name="T13"> team responsible for Gigamon </text:span><text:span text:style-name="T48">ThreatINSIGHT</text:span><text:span text:style-name="T13"> SaaS</text:span><text:span text:style-name="T14"> environments</text:span><text:span text:style-name="T13"><text:line-break/>Leader by example, listener, coach and enabler<text:line-break/></text:span><text:span text:style-name="T25">C</text:span><text:span text:style-name="T13">ontinuation </text:span><text:span text:style-name="T25">of</text:span><text:span text:style-name="T13"> responsibilities as an individual contributor</text:span></text:p>
          <text:p text:style-name="P30"/>
        </text:list-item>
        <text:list-item>
          <text:p text:style-name="P25"><text:span text:style-name="T57">Principal</text:span><text:span text:style-name="T55"> Operations Engineer – </text:span><text:span text:style-name="T59">ICEBRG</text:span><text:span text:style-name="T55"> Inc. December 2015 – </text:span><text:span text:style-name="T58">July 2018</text:span><text:span text:style-name="T55"><text:line-break/></text:span><text:a xlink:type="simple" xlink:href="http://www.icebrg.io/" text:style-name="Internet_20_link" text:visited-style-name="Visited_20_Internet_20_Link"><text:span text:style-name="T55">www.icebrg.io</text:span></text:a></text:p>
          <text:p text:style-name="P26"><text:span text:style-name="T55"><text:line-break/></text:span><text:span text:style-name="T45">I joined ICEBRG early in the start up phase as the sixth member of engineering, </text:span><text:span text:style-name="T46">independently </text:span><text:span text:style-name="T45">taking on responsibilities for all aspects of the companies infrastructure. </text:span><text:span text:style-name="T46">This included the products environments and data stores, substrate infrastructure, networking, authentication and access controls.</text:span><text:span text:style-name="T45"><text:line-break/><text:line-break/></text:span><text:span text:style-name="T60">I</text:span><text:span text:style-name="T12">nfrastructure architecture, </text:span><text:span text:style-name="T21">responsible for all physical and </text:span><text:span text:style-name="T25">AWS</text:span><text:span text:style-name="T21"> environment</text:span><text:span text:style-name="T24">s</text:span><text:span text:style-name="T21"><text:line-break/></text:span><text:span text:style-name="T20">Management of distributed databases </text:span><text:span text:style-name="T23">at scale, </text:span><text:span text:style-name="T46">Elasticsearch </text:span><text:span text:style-name="T47">and Hadoop</text:span></text:p>
          <text:p text:style-name="P27"><text:span text:style-name="T49">C</text:span><text:span text:style-name="T50">I/CD</text:span><text:span text:style-name="T12">, </text:span><text:span text:style-name="T50">using </text:span><text:span text:style-name="T49">Concourse, Terraform, Kubernetes, </text:span><text:span text:style-name="T50">Puppet, </text:span><text:span text:style-name="T49">Spinnaker</text:span><text:span text:style-name="T15"><text:line-break/></text:span><text:span text:style-name="T20">API development </text:span><text:span text:style-name="T25">in Go</text:span></text:p>
          <text:p text:style-name="P28"><text:span text:style-name="T12">Network engineering</text:span><text:span text:style-name="T16">, </text:span><text:span text:style-name="T22">physical and virtual solutions</text:span><text:span text:style-name="T12"><text:line-break/></text:span><text:span text:style-name="T16">M</text:span><text:span text:style-name="T12">anagement of intrusion detection systems in a globally distributed environment<text:line-break/></text:span><text:span text:style-name="T35">Data center maintenance, </text:span><text:span text:style-name="T36">physical </text:span><text:span text:style-name="T12">servers, switches </text:span><text:span text:style-name="T35">and routers, fiber network</text:span><text:span text:style-name="T55"><text:line-break/></text:span></text:p>
        </text:list-item>
      </text:list>
      <text:list xml:id="list3316774274" text:style-name="L2">
        <text:list-item>
          <text:p text:style-name="P31">Senior System Security Engineer – Salesforce Inc. January 2015 – <text:span text:style-name="T7">December 2015</text:span></text:p>
          <text:p text:style-name="P41"><text:a xlink:type="simple" xlink:href="http://www.salesforce.com/" text:style-name="Internet_20_link" text:visited-style-name="Visited_20_Internet_20_Link"><text:span text:style-name="T10">www.salesforce.com</text:span></text:a></text:p>
          <text:p text:style-name="P31"/>
          <text:p text:style-name="P37">Our team managed network and systems access controls for the products production infrastructure spanning data centers around the world.</text:p>
          <text:p text:style-name="P38"><text:span text:style-name="T70"><text:line-break/>Design &amp; implementation of s</text:span>ecurity <text:span text:style-name="T70">controls </text:span>for production infrastructure</text:p>
          <text:p text:style-name="P39">Management of authentication and authorization systems</text:p>
          <text:p text:style-name="P39">System &amp; user access control<text:span text:style-name="T71">s</text:span></text:p>
        </text:list-item>
      </text:list>
      <text:p text:style-name="P9"/>
      <text:list xml:id="list3087055084" text:style-name="L3">
        <text:list-item>
          <text:p text:style-name="P33">Senior Configuration Engineer <text:s/>- FireEye Inc. January 2014 – <text:span text:style-name="T6">January 2015</text:span></text:p>
          <text:p text:style-name="P43"><text:a xlink:type="simple" xlink:href="http://www.fireeye.com/" text:style-name="Internet_20_link" text:visited-style-name="Visited_20_Internet_20_Link">www.fireeye.com</text:a><text:span text:style-name="T11"><text:line-break/><text:line-break/>FireEye Inc. </text:span><text:span text:style-name="T19">acquired</text:span><text:span text:style-name="T11"> Mandiant January 2, 2014<text:line-break/><text:line-break/></text:span><text:span text:style-name="T44">I changed teams</text:span><text:span text:style-name="T33"> </text:span><text:span text:style-name="T44">to</text:span><text:span text:style-name="T33"> </text:span><text:span text:style-name="T37">remov</text:span><text:span text:style-name="T44">e</text:span><text:span text:style-name="T33"> break fix systems administration responsibilities, </text:span><text:span text:style-name="T44">enabling</text:span><text:span text:style-name="T33"> me to </text:span><text:soft-page-break/><text:span text:style-name="T33">focus </text:span><text:span text:style-name="T44">efforts </text:span><text:span text:style-name="T33">on systems and stack tuning. I reported to </text:span><text:span text:style-name="T34">the</text:span><text:span text:style-name="T33"> development manager who owned the second generation network sensor platform.</text:span></text:p>
        </text:list-item>
      </text:list>
      <text:p text:style-name="P7"/>
      <text:list xml:id="list201147202085779" text:continue-numbering="true" text:style-name="L3">
        <text:list-header>
          <text:p text:style-name="P40">Deployment automation <text:span text:style-name="T83">&amp; </text:span><text:span text:style-name="T82">orchestration, </text:span><text:span text:style-name="T84">P</text:span><text:span text:style-name="T83">uppet development<text:line-break/>Infrastructure and platform service reliability </text:span>engineering</text:p>
          <text:p text:style-name="P34"/>
        </text:list-header>
        <text:list-item>
          <text:p text:style-name="P32"><text:span text:style-name="T72">Senior Systems Administrator - </text:span>Mandiant / February 2012 – January 2014</text:p>
          <text:p text:style-name="P42"><text:a xlink:type="simple" xlink:href="http://www.mandiant.com/" text:style-name="Internet_20_link" text:visited-style-name="Visited_20_Internet_20_Link">www.mandiant.com</text:a><text:span text:style-name="T11"><text:line-break/><text:line-break/></text:span><text:span text:style-name="T30">Our</text:span><text:span text:style-name="T27"> team </text:span><text:span text:style-name="T32">built</text:span><text:span text:style-name="T27"> infrastructure that enabled security </text:span><text:span text:style-name="T28">professionals</text:span><text:span text:style-name="T27"> to </text:span><text:span text:style-name="T38">drive</text:span><text:span text:style-name="T27"> incident response </text:span><text:span text:style-name="T28">and managed services </text:span><text:span text:style-name="T27">for our customers. </text:span><text:span text:style-name="T41">I was responsible for</text:span><text:span text:style-name="T28"> </text:span><text:span text:style-name="T29">managing</text:span><text:span text:style-name="T28"> network sensors, endpoint agent controllers, a multi platform distributed malware analysis system and other </text:span><text:span text:style-name="T38">production</text:span><text:span text:style-name="T28"> services </text:span><text:span text:style-name="T38">to support </text:span><text:span text:style-name="T39">SOC</text:span><text:span text:style-name="T38"> analysts</text:span><text:span text:style-name="T28">. </text:span><text:span text:style-name="T42">I worked closely with multiple development teams providing <text:s/>guidance </text:span><text:span text:style-name="T43">on</text:span><text:span text:style-name="T42"> build</text:span><text:span text:style-name="T43">ing</text:span><text:span text:style-name="T42"> production ready services </text:span><text:span text:style-name="T43">and deployment options.</text:span></text:p>
        </text:list-item>
      </text:list>
      <text:p text:style-name="P10"/>
      <text:p text:style-name="P13">Implementation and management of <text:span text:style-name="T78">internal and customer facing </text:span><text:span text:style-name="T9">production</text:span> infrastructure</text:p>
      <text:p text:style-name="P14"><text:span text:style-name="T65">Deployment</text:span> automation <text:span text:style-name="T79">&amp; </text:span><text:span text:style-name="T80">c</text:span>onfiguration management</text:p>
      <text:p text:style-name="P13"><text:span text:style-name="T65">So</text:span>ftware life cycle management</text:p>
      <text:p text:style-name="P19">Provisioning of servers, switches, firewalls, general NOC maintenance</text:p>
      <text:p text:style-name="P13"><text:span text:style-name="T81">M</text:span>anagement of network intrusion detection systems in a globally distributed environment</text:p>
      <text:p text:style-name="P18">FreeBSD &amp; Linux systems administration</text:p>
      <text:p text:style-name="P13"/>
      <text:list xml:id="list2368101433" text:style-name="L4">
        <text:list-item>
          <text:p text:style-name="P35">Linux Systems Administrator - InMotion Hosting / August 2010 – February 2012</text:p>
          <text:p text:style-name="P44"><text:a xlink:type="simple" xlink:href="http://www.inmotionhosting.com/" text:style-name="Internet_20_link" text:visited-style-name="Visited_20_Internet_20_Link">www.inmotionhosting.com</text:a><text:span text:style-name="T11"><text:line-break/><text:line-break/></text:span><text:span text:style-name="T26">I </text:span><text:span text:style-name="T31">joined</text:span><text:span text:style-name="T26"> a small team responsible for all aspects of thousands of </text:span><text:span text:style-name="T28">production </text:span><text:span text:style-name="T26">Linux </text:span><text:span text:style-name="T40">web </text:span><text:span text:style-name="T26">hosts </text:span><text:span text:style-name="T51">in shared, virtualized and dedicated platforms </text:span><text:span text:style-name="T53">across multiple data centers</text:span><text:span text:style-name="T51">.</text:span></text:p>
        </text:list-item>
      </text:list>
      <text:p text:style-name="P13"/>
      <text:p text:style-name="P11"><text:span text:style-name="T62">QoS management </text:span><text:span text:style-name="T63">in a densely provisioned environment</text:span></text:p>
      <text:p text:style-name="P22"><text:span text:style-name="T51">Bare metal, </text:span><text:span text:style-name="T52">V</text:span><text:span text:style-name="T51">irtuozzo</text:span><text:span text:style-name="T52">, and shared C</text:span><text:span text:style-name="T53">P</text:span><text:span text:style-name="T52">anel hosting</text:span></text:p>
      <text:p text:style-name="P21"><text:span text:style-name="T61">Monitoring </text:span><text:span text:style-name="T64">and management of systems and </text:span><text:span text:style-name="T61">s</text:span><text:span text:style-name="T64">upporting services</text:span></text:p>
      <text:p text:style-name="P20">Network and host intrusion detection, incident response</text:p>
      <text:p text:style-name="P17"><text:span text:style-name="T75">PCI-DSS </text:span><text:span text:style-name="T76">audit &amp; resolution</text:span></text:p>
      <text:p text:style-name="P15">Provisioning of <text:span text:style-name="T74">physical</text:span><text:span text:style-name="T66"> </text:span>servers <text:span text:style-name="T74">and</text:span> switches</text:p>
      <text:p text:style-name="P16">24/7 on call rotation for systems administration and data center maintenance<text:span text:style-name="T77"> </text:span></text:p>
      <text:p text:style-name="P13">Customer service support</text:p>
      <text:p text:style-name="P10"/>
      <text:list xml:id="list360787714" text:style-name="L5">
        <text:list-item>
          <text:p text:style-name="P36">Credentials</text:p>
        </text:list-item>
      </text:list>
      <text:p text:style-name="P10"/>
      <text:p text:style-name="P12"><text:a xlink:type="simple" xlink:href="https://www.isc2.org/cissp/default.aspx" text:style-name="Internet_20_link" text:visited-style-name="Visited_20_Internet_20_Link"><text:span text:style-name="T12">(ISC)2 Certified Information Systems Security Professional (CISSP)</text:span></text:a><text:span text:style-name="T11"><text:line-break/></text:span><text:a xlink:type="simple" xlink:href="https://puppet.com/support-services/certification" text:style-name="Internet_20_link" text:visited-style-name="Visited_20_Internet_20_Link"><text:span text:style-name="T12">Puppet Certified Professional</text:span></text:a></text:p>
      <text:p text:style-name="P11"><text:a xlink:type="simple" xlink:href="https://certification.comptia.org/certifications/security" text:style-name="Internet_20_link" text:visited-style-name="Visited_20_Internet_20_Link"><text:span text:style-name="T11">CompTIA Security+</text:span></text:a></text:p>
      <text:p text:style-name="P11"><text:a xlink:type="simple" xlink:href="https://certification.comptia.org/certifications/network" text:style-name="Internet_20_link" text:visited-style-name="Visited_20_Internet_20_Link"><text:span text:style-name="T11">CompTIA Network+</text:span></text:a></text:p>
      <text:p text:style-name="P8"/>
      <text:p text:style-name="P10">* References available upon request<text:span text:style-name="T73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Bitstream Vera Sans1" svg:font-family="'Bitstream Vera Sans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Bitstream Vera Sans1" style:font-family-complex="'Bitstream Vera Sans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11-29T19:18:56</meta:creation-date>
    <dc:date>2020-10-30T20:11:46.420680762</dc:date>
    <meta:editing-duration>P6DT16H56M57S</meta:editing-duration>
    <meta:editing-cycles>405</meta:editing-cycles>
    <meta:generator>LibreOffice/7.0.2.2$Linux_X86_64 LibreOffice_project/00$Build-2</meta:generator>
    <meta:document-statistic meta:table-count="0" meta:image-count="0" meta:object-count="0" meta:page-count="2" meta:paragraph-count="46" meta:word-count="544" meta:character-count="4065" meta:non-whitespace-character-count="3565"/>
  </office:meta>
</office:document-meta>
</file>